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CborDecoder.KotlinSerializationCborDecoder( Cbor cb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CborDecoder.KotlinSerializationCbor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